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language="fr" fo:country="FR"/>
    </style:style>
    <style:style style:name="P2" style:family="paragraph" style:parent-style-name="Standard">
      <style:text-properties fo:language="fr" fo:country="FR" fo:font-weight="bold" style:font-weight-asian="bold" style:font-weight-complex="bold"/>
    </style:style>
    <style:style style:name="P3" style:family="paragraph" style:parent-style-name="Standard">
      <style:text-properties fo:language="fr" fo:country="FR" fo:font-weight="normal" style:font-weight-asian="normal" style:font-weight-complex="normal"/>
    </style:style>
    <style:style style:name="P4" style:family="paragraph" style:parent-style-name="Standard">
      <style:text-properties fo:language="fr" fo:country="FR"/>
    </style:style>
    <style:style style:name="P5" style:family="paragraph" style:parent-style-name="Standard">
      <style:text-properties fo:language="fr" fo:country="FR" fo:font-weight="bold" style:font-weight-asian="bold" style:font-weight-complex="bold"/>
    </style:style>
    <style:style style:name="P6" style:family="paragraph" style:parent-style-name="Standard" style:list-style-name="L1">
      <style:text-properties fo:language="fr" fo:country="FR"/>
    </style:style>
    <style:style style:name="P7" style:family="paragraph" style:parent-style-name="Standard" style:list-style-name="L2">
      <style:text-properties fo:language="fr" fo:country="FR"/>
    </style:style>
    <style:style style:name="P8" style:family="paragraph" style:parent-style-name="Standard" style:list-style-name="L3">
      <style:text-properties fo:language="fr" fo:country="FR"/>
    </style:style>
    <style:style style:name="P9" style:family="paragraph" style:parent-style-name="Standard">
      <style:text-properties fo:language="fr" fo:country="FR" fo:font-weight="normal" style:font-weight-asian="normal" style:font-weight-complex="normal"/>
    </style:style>
    <style:style style:name="P10" style:family="paragraph" style:parent-style-name="Standard" style:list-style-name="L4">
      <style:text-properties fo:language="fr" fo:country="FR"/>
    </style:style>
    <style:style style:name="P11" style:family="paragraph" style:parent-style-name="Standard" style:list-style-name="L5">
      <style:text-properties fo:language="fr" fo:country="FR"/>
    </style:style>
    <style:style style:name="P12" style:family="paragraph" style:parent-style-name="Standard" style:list-style-name="L6">
      <style:text-properties fo:language="fr" fo:country="FR"/>
    </style:style>
    <style:style style:name="P13" style:family="paragraph" style:parent-style-name="Standard" style:list-style-name="L1"/>
    <style:style style:name="P14" style:family="paragraph" style:parent-style-name="Standard" style:list-style-name="L3"/>
    <style:style style:name="T1" style:family="text">
      <style:text-properties fo:language="fr" fo:country="FR"/>
    </style:style>
    <style:style style:name="T2" style:family="text">
      <style:text-properties fo:language="fr" fo:country="FR" fo:font-weight="bold" style:font-weight-asian="bold" style:font-weight-complex="bold"/>
    </style:style>
    <style:style style:name="T3" style:family="text">
      <style:text-properties fo:language="fr" fo:country="FR" fo:font-weight="normal" style:font-weight-asian="normal" style:font-weight-complex="normal"/>
    </style:style>
    <style:style style:name="T4"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nalyse du TPE3</text:p>
      <text:p text:style-name="P2">Sujet TP3: Cartographie et localisation simultanées avec la vision robotique</text:p>
      <text:p text:style-name="P3"><text:span text:style-name="T4">Encadrement :</text:span> Alain Boucher (IFI), Serge Stinckwich (MSI)</text:p>
      <text:p text:style-name="P2">Domaine</text:p>
      <text:p text:style-name="P1">C’est une recherche dans des domaines de robotique, vision par ordinateur, et traitement d’image.</text:p>
      <text:p text:style-name="P2">Le problème</text:p>
      <text:p text:style-name="P1">Un robot se situe dans un environnement. Le robot ne connait pas l’environnement. Son travail est découvrir l’environnement. Pour finir mon travail, il doit faire une carte d’environnement autour lui-même et se localiser dans cet environnement en même temps. </text:p>
      <text:p text:style-name="P1">Cette discipline de recherche s’appelle <text:span text:style-name="T4">SLAM (Simutanous Localisation And Mapping)</text:span> ou <text:span text:style-name="T4">CML (Concurrent Mapping and Localisation)</text:span>. Le SLAM problème est un des problèmes les plus recherchés dans le robotique.</text:p>
      <text:p text:style-name="P2">Le robot</text:p>
      <text:p text:style-name="P1">Un robot contient des composants pour découvrir l’environnement. Ce sont le moteur de motion pour se déplacer dans l’environnement, et des capteurs pour détecter des fonctions de l’environnement, et une antenne de WiFi pour recevoir et transmettre de signal de communication, et un système d’exploitation pour procéder des calculs nécessaires.</text:p>
      <text:p text:style-name="P2">Les restreintes de ressource de robot</text:p>
      <text:p text:style-name="P1">la restreinte de mémoire de robot, les erreurs dans les mésurements, la restreinte de la puissante de robot... On doit faire face à les restreintes dans des recherches sur SLAM.</text:p>
      <text:p text:style-name="P2">Le SLAM problème</text:p>
      <text:p text:style-name="P1">Un robot est déplacé dans un environnement qu’il ne connais pas. Il commence à se déplacer dans l’environnement en utilisant ses capteurs pour détecter des fonctions d’environnement. Ces activités se répètent. Les données qu’il a perçues de l’environnement sont manipulées pour faire un carte de l’environnement et se localiser dans cet environnement. Et comment est-ce que le robot manipule les donnés perçues pour faire une localisation et cartographie ? C’est SLAM problème.</text:p>
      <text:p text:style-name="P1">Le SLAM problème est un des problèmes les plus recherchés dans le robotique. Mais il y a beaucoup de défis dans ce problème.</text:p>
      <text:p text:style-name="P1">Il n’y a pas d’algorithme le meilleurs pour tous les SLAM problèmes. La choix le meilleur d’algorithme pour un spécifié SLAM problème dépend de facteurs en particuliers de ce problème.</text:p>
      <text:p text:style-name="P2">Taxonomie du SLAM problème</text:p>
      <text:p text:style-name="P1">Il y a beaucoup de méthode de classifier le SLAM problème </text:p>
      <text:list xml:id="list1511720798" text:style-name="L1">
        <text:list-item>
          <text:p text:style-name="P6">Volumétrique vs base-de-fonction. Un SLAM problème est volumétrique si sa carte a une résolution haute, c’est-à-dire trop détaillé en pixel. Par contre, un SLAM problème base-de-fonction si sa carte est un semble de fonctions (objets, choses) clairsemées.</text:p>
        </text:list-item>
        <text:list-item>
          <text:p text:style-name="P6">Topologique et métrique. Un SLAM problème est topologique si l’environnement est représenté par une liste de distincts objets et des qualitative relations entre eux. Un SLAM problème est métrique si des locations des objets dans l’environnement sont représentées par des valeurs métriques.</text:p>
        </text:list-item>
        <text:list-item>
          <text:p text:style-name="P6">Connue ou inconnue correspondance. L’identification la correspondance des objets perçus dans l’environnement est un problème difficile. Un SLAM problème a la connue correspondance si on assume que le robot a les identifications des objets dans l’environnement. Un SLAM problème a l'inconnue correspondance si le robot ne connais pas les identifications des objets dans cet environnement. Dans ce cas-là, le robot doit identifier une correspondance des objets perçus dans cet environnement.</text:p>
        </text:list-item>
        <text:list-item>
          <text:p text:style-name="P6">Statique et dynamique. Un SLAM problème a l’environnement statique si l’environnement ne se change pas. Un SLAM problème a l’environnement dynamique si l’environnement se change beaucoup.</text:p>
        </text:list-item>
        <text:list-item>
          <text:p text:style-name="P6">Petite et large incertitude. Un SLAM problème a une petite incertitude s’il y a moins d’erreurs d’estimation de sa location. Un SLAM problème a une large incertitude s’il y a plus d’erreurs d’estimation de sa location.</text:p>
        </text:list-item>
        <text:list-item>
          <text:p text:style-name="P13"><text:span text:style-name="T1">Seul vs multiple robot(s). Un SLAM problème a un seul robot. C’est-à-dire, le robot doit </text:span><text:soft-page-break/><text:span text:style-name="T1">découvrir l’environnement indépendamment. Un SLAM problème a des multiple robots. C’est-à-dire, les robots doivent collaborer pour découvrir l’environnement.</text:span></text:p>
        </text:list-item>
      </text:list>
      <text:p text:style-name="P2"/>
      <text:p text:style-name="P1">Ce sont des façons de classifier les SLAM problèmes. Dans un problème spécifié, on doit fait attention de facteurs avant pour choisir l’algorithme rationnelle. </text:p>
      <text:p text:style-name="P1"/>
      <text:p text:style-name="P1">Les algorithmes de SLAM problème sont triés dans trois types d’algorithmes. </text:p>
      <text:list xml:id="list596776613" text:style-name="L2">
        <text:list-item>
          <text:p text:style-name="P7">Les algorithmes d’EKF (Extended Kalma Filters).</text:p>
        </text:list-item>
        <text:list-item>
          <text:p text:style-name="P7">Les algorithmes utilisant les techniques d’optimisation à bas de graphe.</text:p>
        </text:list-item>
        <text:list-item>
          <text:p text:style-name="P7">Les algorithmes utilisant les méthodes de particule.</text:p>
        </text:list-item>
      </text:list>
      <text:p text:style-name="P1">Chaque type a ses typiques caractéristiques, ses points forts, ses limites. Dans chaque type, il y a des algorithmes, des approches différent pour résoudre un SLAM problème. Donc, il faut comparer les types d’algorithmes, les algorithmes et identifier lequel qui convient notre SLAM problème.</text:p>
      <text:p text:style-name="P1"/>
      <text:p text:style-name="P2">Le SLAM visuel</text:p>
      <text:p text:style-name="P1">Un robot a beaucoup de façons de percevoir des informations de l’environnement. Il peut utilise des <text:s text:c="5"/>infrarouges, des radars, des lasers, des caméras comme sa capteur. Si le robot n’utilise que des caméras pour prendre des images d’environnement, il utilisera des images prises pour découvrir l’environnement. Les images prises sont utilisées dans des manipulations de localisation et cartographie. C’est le SLAM visuel.</text:p>
      <text:p text:style-name="P1"/>
      <text:p text:style-name="P1">Il y a beaucoup de manipulations que le robot doit faire pour la localisation et cartographie.</text:p>
      <text:list xml:id="list579821759" text:style-name="L3">
        <text:list-item>
          <text:p text:style-name="P8">Détecter les points de repère (landmark) dans l’environnement. Le robot doit estimer les poses de l’environnement. Le robot peut calculer la position de pose dans l’environnement par deux images de cette pose. Il utilise <text:span text:style-name="T4">l’épipolaire contrainte</text:span> et la <text:span text:style-name="T4">triangulation</text:span> pour détecter la correspondance de deux points dans deux images différente. </text:p>
        </text:list-item>
        <text:list-item>
          <text:p text:style-name="P8">Le robot peut-etre doit détecter les obstacles par utiliser le technique <text:span text:style-name="T4">stereopsis</text:span>. </text:p>
        </text:list-item>
        <text:list-item>
          <text:p text:style-name="P8">Il peut-etre doit mésuser la distance des objets loins par des objets près par utiliser le technique <text:span text:style-name="T4">parallax.</text:span></text:p>
        </text:list-item>
        <text:list-item>
          <text:p text:style-name="P14"><text:span text:style-name="T3">Le robot doit détecter si un objet dans son trajet est connu ou</text:span><text:span text:style-name="T1"> déjà-vu. Cela se passe dans le cas où le robot doit traquer, </text:span>naviguer<text:span text:style-name="T1"> dans l’environnement. L’autre cas, le robot peut-etre détecter le type des objets dans son trajet. C’est la </text:span><text:span text:style-name="T2">catégorisation</text:span><text:span text:style-name="T1"> d’objets. On doit utiliser des technique de </text:span><text:span text:style-name="T2">Recognition Visuelle</text:span><text:span text:style-name="T1"> (</text:span><text:span text:style-name="T2">Visual Recognition</text:span><text:span text:style-name="T1"> – un sous-domaine de vision par ordinateur).</text:span></text:p>
        </text:list-item>
      </text:list>
      <text:p text:style-name="P1"/>
      <text:p text:style-name="Standard"><text:span text:style-name="T1">Le nombre de œil de robot est un des facteur de SLAM problème. Dans le problème de ce TPE sujet. On utilise le robot qui a un caméra, c’est-à dire, a un œil. Donc, il faut attention à de technique de vision par ordinateur si le robot a un-œil, tel que </text:span><text:span text:style-name="T2">monocular cue.</text:span></text:p>
      <text:p text:style-name="P1"/>
      <text:p text:style-name="P2">Le travail de TPE</text:p>
      <text:p text:style-name="Standard"><text:span text:style-name="T3">En théorie, je doit chercher des algorithmes, des méthodes de SLAM, en particulier, de SLAM Visuel. Je dois comparer les algorithmes, déterminer leurs points forts et leurs limites, <text:s/>indentifier quel type de SLAM problème rationnel avec chaque algorithme.</text:span></text:p>
      <text:p text:style-name="P3">Un problème de ma recherche théorique est que les nouveaux algorithmes, les méthodes sont souvent offline. C’est-à dire on ne publique pas sa recherche, ou il y a moins documents sur le sujet.</text:p>
      <text:p text:style-name="P3">En pratique, je doit implémenter quelques algorithmes pour identifier les théories sur les algorithmes.</text:p>
      <text:p text:style-name="P1">On n’utilise pas le robot de l’IFI pour implémenter les algorithmes car:</text:p>
      <text:list xml:id="list490975971" text:style-name="L4">
        <text:list-item>
          <text:p text:style-name="P10">Il y a beaucoup d’erreurs de mésurement du robot.</text:p>
        </text:list-item>
        <text:list-item>
          <text:p text:style-name="P10">La qualité de caméra de robot (webcam).</text:p>
        </text:list-item>
        <text:list-item>
          <text:p text:style-name="P10">La puissante de procéder les calculs de robot.</text:p>
        </text:list-item>
      </text:list>
      <text:p text:style-name="P1">Mais, c’est un avantage de mon practice parce que je faire attention aux algorithmes. Et c’est aussi <text:soft-page-break/>un inconvénient parce que je n’aurai pas l’occasion pour implémenter les algorithmes sur le robot.</text:p>
      <text:p text:style-name="P1">Pour restreindre les inconvénients, je doit faire de connaissance sur le robot. Les connaissances est utilisées pour collecter des données entrées en practique. Par exemple, je vais utiliser un appareil de photo pour prendre des photos comme un robot. L’hauteur de l’appareil de photo à la bas est égale auquel de caméra du robot. </text:p>
      <text:p text:style-name="P1"/>
      <text:p text:style-name="P2">Les difficultés personnelles</text:p>
      <text:list xml:id="list43924612" text:style-name="L5">
        <text:list-item>
          <text:p text:style-name="P11">Le domaine robotique et vision par ordinateur sont nouveaux pour moi.</text:p>
        </text:list-item>
        <text:list-item>
          <text:p text:style-name="P11">Ma capacité de français est mauvais dans la collaboration</text:p>
          <text:p text:style-name="P11"/>
        </text:list-item>
      </text:list>
      <text:p text:style-name="P1"/>
      <text:p text:style-name="P2">Bibliographie</text:p>
      <text:list xml:id="list887185247" text:style-name="L6">
        <text:list-item>
          <text:p text:style-name="P12">Bruno Siciliano et Oussama Khatib, Handbook of Robotics, Part E Chapitre 37, Part C Chapitre 23.</text:p>
        </text:list-item>
        <text:list-item>
          <text:p text:style-name="P12"><text:a xlink:type="simple" xlink:href="http://en.wikipedia.org/wiki/Stereo_vision">http://en.wikipedia.org/wiki/Stereo_vision</text:a></text:p>
        </text:list-item>
        <text:list-item>
          <text:p text:style-name="P12"><text:a xlink:type="simple" xlink:href="http://fr.wikipedia.org/wiki/Parallaxe">http://fr.wikipedia.org/wiki/Parallaxe</text:a></text:p>
        </text:list-item>
        <text:list-item>
          <text:p text:style-name="P12"><text:a xlink:type="simple" xlink:href="http://en.wikipedia.org/wiki/Epipolar_geometry">http://en.wikipedia.org/wiki/Epipolar_geometry</text:a></text:p>
        </text:list-item>
      </text:list>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dmifi </meta:initial-creator>
    <meta:creation-date>2009-11-05T15:29:44</meta:creation-date>
    <dc:date>2009-11-07T15:52:14</dc:date>
    <dc:creator>admifi </dc:creator>
    <meta:editing-duration>PT41H51M17S</meta:editing-duration>
    <meta:editing-cycles>12</meta:editing-cycles>
    <meta:generator>OpenOffice.org/3.1$Linux OpenOffice.org_project/310m19$Build-9420</meta:generator>
    <meta:document-statistic meta:table-count="0" meta:image-count="0" meta:object-count="0" meta:page-count="3" meta:paragraph-count="56" meta:word-count="1231" meta:character-count="8005"/>
  </office:meta>
</office:document-meta>
</file>